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001a"/>
    </style:style>
    <style:style style:name="P2" style:family="paragraph" style:parent-style-name="Standard">
      <style:text-properties officeooo:rsid="001e001a" officeooo:paragraph-rsid="001e001a"/>
    </style:style>
    <style:style style:name="P3" style:family="paragraph" style:parent-style-name="Standard">
      <style:text-properties officeooo:rsid="001e001a" officeooo:paragraph-rsid="002051b1"/>
    </style:style>
    <style:style style:name="P4" style:family="paragraph" style:parent-style-name="Standard">
      <style:text-properties officeooo:rsid="002051b1" officeooo:paragraph-rsid="002051b1"/>
    </style:style>
    <style:style style:name="P5" style:family="paragraph" style:parent-style-name="Standard">
      <style:text-properties officeooo:rsid="002229c3" officeooo:paragraph-rsid="002229c3"/>
    </style:style>
    <style:style style:name="P6" style:family="paragraph" style:parent-style-name="Standard">
      <style:text-properties officeooo:rsid="00239c9d" officeooo:paragraph-rsid="00239c9d"/>
    </style:style>
    <style:style style:name="P7" style:family="paragraph" style:parent-style-name="Standard">
      <style:text-properties officeooo:rsid="00256bc6" officeooo:paragraph-rsid="00256bc6"/>
    </style:style>
    <style:style style:name="P8" style:family="paragraph" style:parent-style-name="Standard">
      <style:text-properties officeooo:rsid="00271f2f" officeooo:paragraph-rsid="00271f2f"/>
    </style:style>
    <style:style style:name="P9" style:family="paragraph" style:parent-style-name="Standard">
      <style:text-properties officeooo:rsid="002728d5" officeooo:paragraph-rsid="002728d5"/>
    </style:style>
    <style:style style:name="T1" style:family="text">
      <style:text-properties officeooo:rsid="002051b1"/>
    </style:style>
    <style:style style:name="T2" style:family="text">
      <style:text-properties officeooo:rsid="00239c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fio de tripulaciones</text:p>
      <text:p text:style-name="P1"/>
      <text:p text:style-name="P2">Cesc</text:p>
      <text:p text:style-name="P2">Val</text:p>
      <text:p text:style-name="P2">nogue</text:p>
      <text:p text:style-name="P2">bruno</text:p>
      <text:p text:style-name="P2"><text:span text:style-name="T1">p</text:span>ablo</text:p>
      <text:p text:style-name="P2">jairo</text:p>
      <text:p text:style-name="P2">manu</text:p>
      <text:p text:style-name="P2">agustin </text:p>
      <text:p text:style-name="P3">lucia </text:p>
      <text:p text:style-name="P3">sergi</text:p>
      <text:p text:style-name="P2">lisbet</text:p>
      <text:p text:style-name="P2">hector</text:p>
      <text:p text:style-name="P2"/>
      <text:p text:style-name="P4">e-learning experience 2025</text:p>
      <text:p text:style-name="P4"/>
      <text:p text:style-name="P4">producto digital para gestión de evento e-learning samoo</text:p>
      <text:p text:style-name="P4">Universidades</text:p>
      <text:p text:style-name="P4"/>
      <text:p text:style-name="P4">Pentec, consultura</text:p>
      <text:p text:style-name="P4">zoom</text:p>
      <text:p text:style-name="P4">openlms</text:p>
      <text:p text:style-name="P4">blackboard</text:p>
      <text:p text:style-name="P4"/>
      <text:p text:style-name="P4">implementació de cursos online</text:p>
      <text:p text:style-name="P4"/>
      <text:p text:style-name="P4">evento de reunión de stakeholders, clientes, gente de edicación ultimas tendencias, partners explciar ultimas tendendias</text:p>
      <text:p text:style-name="P4">desarrollo de aplicación de la última edicion</text:p>
      <text:p text:style-name="P4"/>
      <text:p text:style-name="P4">referente a nivel internacional</text:p>
      <text:p text:style-name="P4">satisfacción del cliente, referente a ponencias, y parteens vinculación con posibles clientes</text:p>
      <text:p text:style-name="P4">presencialidad importante, hay eventos tipo comida o cena, se tiene datos provados de cada asistencia, alergias, preferencias</text:p>
      <text:p text:style-name="P4">se solicita feedback a cada participante</text:p>
      <text:p text:style-name="P4"/>
      <text:p text:style-name="P4">se hacen agendas 1 to1</text:p>
      <text:p text:style-name="P4"/>
      <text:p text:style-name="P4">se guarda asiento en las ponencias interesantes para cada ponente, detectar asistencia, saber si las inscripciones de difente nivel de partnes (platinum, gold, etc) trabajar con esto desde la aplciación para poder cerrar agendas (backoffice), se quiere agilizar el cierre de la agenda con la máxima antelación posible.</text:p>
      <text:p text:style-name="P4"/>
      <text:p text:style-name="P4">Compartir información, poder hacer networiking en la aplicacióin</text:p>
      <text:p text:style-name="P4"/>
      <text:p text:style-name="P4">reserva de alojamiento a través de la aplicación (“posible recogida de personal sabiendo su localización)</text:p>
      <text:p text:style-name="P4"/>
      <text:p text:style-name="P4">webinars para actualizar el nivel de conocimiento</text:p>
      <text:p text:style-name="P4"/>
      <text:p text:style-name="P4">colores verdes azulados,</text:p>
      <text:p text:style-name="P4"><text:soft-page-break/></text:p>
      <text:p text:style-name="P4">tipología montserrat</text:p>
      <text:p text:style-name="P4"><text:s/>resrva de area parar 1to1 con partner y clientes</text:p>
      <text:p text:style-name="P4">se desarolla viernes y sábado</text:p>
      <text:p text:style-name="P4"/>
      <text:p text:style-name="P5">dolor:</text:p>
      <text:p text:style-name="P5"/>
      <text:p text:style-name="P5">cerrar agenda con ponentes (universidades, partners, fabricantes)</text:p>
      <text:p text:style-name="P5"/>
      <text:p text:style-name="P5">ELLA ES DE DISEÑO GRÁFICO</text:p>
      <text:p text:style-name="P5"/>
      <text:p text:style-name="P5">calculo del presupuesto en función de los partners </text:p>
      <text:p text:style-name="P5"/>
      <text:p text:style-name="P5">margen de mejora en las reuniones de 1to1</text:p>
      <text:p text:style-name="P5"><text:tab/>revisión de hoarios complementando con las alternativas de actividades</text:p>
      <text:p text:style-name="P5"/>
      <text:p text:style-name="P5">feedback guardado</text:p>
      <text:p text:style-name="P5"/>
      <text:p text:style-name="P5">se hacen entrevistas con los fabricantes</text:p>
      <text:p text:style-name="P5"/>
      <text:p text:style-name="P5">se graban las ponencias</text:p>
      <text:p text:style-name="P5"/>
      <text:p text:style-name="P5">registro desde la aplciación (wordpress)</text:p>
      <text:p text:style-name="P5">4 clientes principales, para 1 dia y para 2</text:p>
      <text:p text:style-name="P5"><text:tab/>administración pública (UPV)</text:p>
      <text:p text:style-name="P5"><text:tab/>PYMES</text:p>
      <text:p text:style-name="P5"><text:tab/>Ponentes (les llega un descuento)</text:p>
      <text:p text:style-name="P5"/>
      <text:p text:style-name="P5">partners internacionales, tema de idiomas, logística, alojamiento</text:p>
      <text:p text:style-name="P5"/>
      <text:p text:style-name="P5">principal aporte de la app</text:p>
      <text:p text:style-name="P5"><text:tab/>cierre de agendas de las ponencias (“HACER ESTUDIO DE LOS EVENTOS PASADOS PARA ENTENDER EL FLUJO DE CADA DÍA, SABIENDO CUANTAS “COSAS” HAY”)</text:p>
      <text:p text:style-name="P5"/>
      <text:p text:style-name="P5">el cliente es una empresa de consultoria con un departamento muy marcado en e-learning, y realiza un evento.</text:p>
      <text:p text:style-name="P5">El evento se organiza en 3 meses, y participan una 200 personas <text:span text:style-name="T2">entre los dos dias</text:span>. No se contrata personal extra, es trabajo añadido a la plantilla original</text:p>
      <text:p text:style-name="P5"/>
      <text:p text:style-name="P6">la inscripción se paga general, 1 dia o 2.</text:p>
      <text:p text:style-name="P6"/>
      <text:p text:style-name="P6">la herramienta intenta saber que talleres son los que mas aceptación tienen</text:p>
      <text:p text:style-name="P6"/>
      <text:p text:style-name="P6">saber que tipo de personas se inscriben,con un networing previo, incluso tener un acceso a saber la información de todos los participantes</text:p>
      <text:p text:style-name="P6"/>
      <text:p text:style-name="P6">cliente es referente en este tipo d eventos, EXISTEN STANDS dnode se puede saber de donde viene cada quien</text:p>
      <text:p text:style-name="P6"/>
      <text:p text:style-name="P6">se <text:s/>juntan por mesas a los ponentes, para que se puedan presentar </text:p>
      <text:p text:style-name="P6"/>
      <text:p text:style-name="P6"><text:soft-page-break/>de los proveedores de samoo, estaría bien poder tener un registro de las soluciones.(posible resumen via IA de las ponencias) Dividir por ponentes/producto</text:p>
      <text:p text:style-name="P6"/>
      <text:p text:style-name="P7">los ponentes son los principales atractivos que tiene el evento. Se intenta aportar innovación y tendencia desde cada ponencia. Los ponentes son personas propias de las empresas fabricantes (LMS, ZOOM) los selcciona samoo. Las ponencias son seguidas y de 1h cada una, luego se intenta tener tramos de descanso donde se hacen mesas redondas con talleres.</text:p>
      <text:p text:style-name="P7"/>
      <text:p text:style-name="P7">Se hacen ponencias de fabricantes y también de docentes</text:p>
      <text:p text:style-name="P7"/>
      <text:p text:style-name="P7">la intención es ser referente en e-learning</text:p>
      <text:p text:style-name="P7"/>
      <text:p text:style-name="P7">se han estudiado apps de microsoft para el cuadrado de las agendas, pero ase queda corto pues se exige mucho mas de lo que se ofrece</text:p>
      <text:p text:style-name="P7"/>
      <text:p text:style-name="P7">solo 3 personas gestionan todo el evento</text:p>
      <text:p text:style-name="P7"/>
      <text:p text:style-name="P7">el éxito del evento lo mide que el asistente esté a gusto (mediante feedback)</text:p>
      <text:p text:style-name="P7"/>
      <text:p text:style-name="P7">se olvidan del teléfono, comentario puede que importante</text:p>
      <text:p text:style-name="P7"/>
      <text:p text:style-name="P7">la implementaciójn de la herramienta sería el mayor éxito</text:p>
      <text:p text:style-name="P7"/>
      <text:p text:style-name="P7">la aplicación para la comida se registran preferencias</text:p>
      <text:p text:style-name="P7"/>
      <text:p text:style-name="P7">se require hacer una web y una app para telf</text:p>
      <text:p text:style-name="P7"/>
      <text:p text:style-name="P8">existen premios, y se quiere que se conviertan en referente nacional</text:p>
      <text:p text:style-name="P8"/>
      <text:p text:style-name="P8">cada fabricante tiene una cantidad de reuniones u otra, en función de su nivel de suscripción.</text:p>
      <text:p text:style-name="P8">Cruce de datos previo a las reuniones sería interesante</text:p>
      <text:p text:style-name="P8"/>
      <text:p text:style-name="P9">fabricantes: soluciones implementadas por los partners de diferente nivel</text:p>
      <text:p text:style-name="P9">asistentes: cualquier persona interesado en la educación</text:p>
      <text:p text:style-name="P9">clientes: se exponen casos de éxito</text:p>
      <text:p text:style-name="P9"/>
      <text:p text:style-name="P9">gestión de los pagos para facilitar el proceso</text:p>
      <text:p text:style-name="P9"/>
      <text:p text:style-name="P9">gestionar aquellas reuniones improvisadas para que exista la posibilidad de ver conexiones no agendadas que se realicen en el ev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9T12:19:39.222000000</meta:creation-date>
    <dc:date>2024-06-19T14:12:14.825000000</dc:date>
    <meta:editing-duration>PT11M14S</meta:editing-duration>
    <meta:editing-cycles>1</meta:editing-cycles>
    <meta:document-statistic meta:table-count="0" meta:image-count="0" meta:object-count="0" meta:page-count="3" meta:paragraph-count="79" meta:word-count="690" meta:character-count="4424" meta:non-whitespace-character-count="3802"/>
    <meta:generator>LibreOffice/24.2.2.2$Windows_X86_64 LibreOffice_project/d56cc158d8a96260b836f100ef4b4ef25d6f1a01</meta:generator>
  </office:meta>
</office:document-meta>
</file>